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20000021AFA6957F422D224AE.png" manifest:media-type="image/png"/>
  <manifest:file-entry manifest:full-path="Pictures/100000010000037F00000285D84688897485226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055cm" svg:y="1.468cm" svg:width="17.175cm" svg:height="11.979cm" draw:z-index="0"><draw:image xlink:href="Pictures/100000010000037F00000285D846888974852267.png" xlink:type="simple" xlink:show="embed" xlink:actuate="onLoad" draw:mime-type="image/png"/></draw:frame><draw:frame draw:style-name="fr1" draw:name="Image2" text:anchor-type="char" svg:x="-0.055cm" svg:y="13.444cm" svg:width="17.168cm" svg:height="10.285cm" draw:z-index="1"><draw:image xlink:href="Pictures/10000001000003820000021AFA6957F422D224A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2T09:15:45.623000000</meta:creation-date>
    <dc:date>2022-12-12T10:44:11.089000000</dc:date>
    <meta:editing-duration>PT8M4S</meta:editing-duration>
    <meta:editing-cycles>1</meta:editing-cycles>
    <meta:generator>LibreOffice/7.3.5.2$Windows_X86_64 LibreOffice_project/184fe81b8c8c30d8b5082578aee2fed2ea847c01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